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8.308cm"/>
    </style:style>
    <style:style style:name="Tabela1.B" style:family="table-column">
      <style:table-column-properties style:column-width="8.705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font-size="14pt" officeooo:rsid="001347a9" officeooo:paragraph-rsid="001347a9" style:font-size-asian="12.25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Liberation Serif" fo:font-size="14pt" officeooo:rsid="001347a9" officeooo:paragraph-rsid="001347a9" style:font-size-asian="12.25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size="14pt" officeooo:rsid="001347a9" officeooo:paragraph-rsid="0014f79b" style:font-size-asian="12.25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size="14pt" officeooo:rsid="001347a9" officeooo:paragraph-rsid="001693f0" style:font-size-asian="12.25pt" style:font-size-complex="14pt"/>
    </style:style>
    <style:style style:name="P5" style:family="paragraph" style:parent-style-name="Table_20_Contents">
      <style:paragraph-properties fo:text-align="justify" style:justify-single-word="false"/>
      <style:text-properties style:font-name="Liberation Serif" fo:font-size="14pt" style:font-size-asian="12.25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" fo:font-size="14pt" officeooo:rsid="001693f0" officeooo:paragraph-rsid="001693f0" style:font-size-asian="12.25pt" style:font-size-complex="14pt"/>
    </style:style>
    <style:style style:name="T1" style:family="text">
      <style:text-properties style:font-name="ArialMT" fo:font-size="11pt" style:font-size-asian="11pt"/>
    </style:style>
    <style:style style:name="T2" style:family="text">
      <style:text-properties style:font-name="ArialMT" fo:font-size="11pt" officeooo:rsid="0014f79b" style:font-size-asian="11pt"/>
    </style:style>
    <style:style style:name="T3" style:family="text">
      <style:text-properties style:font-name="ArialMT" fo:font-size="11pt" officeooo:rsid="001693f0" style:font-size-asian="11pt"/>
    </style:style>
    <style:style style:name="T4" style:family="text">
      <style:text-properties officeooo:rsid="0014f79b"/>
    </style:style>
    <style:style style:name="T5" style:family="text">
      <style:text-properties fo:font-size="11pt" officeooo:rsid="0014f79b" style:font-size-asian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ME: GABRIEL MARTINS SILVA</text:p>
      <text:p text:style-name="P1">MATRÍCULA: 92539</text:p>
      <text:p text:style-name="P1"/>
      <text:p text:style-name="P1"/>
      <text:p text:style-name="P1">FONTES UTILIZADAS:</text:p>
      <text:p text:style-name="P1"><text:span text:style-name="T1"><text:tab/>● Algoritmo do Insertion Sort feito a partir das aulas de ordenação em Programação2.</text:span></text:p>
      <text:p text:style-name="P1"><text:span text:style-name="T1"><text:tab/>● </text:span><text:span text:style-name="T2">Para imprimir os elementos da arvore binaria, foi usado o printInOrdem visto em sala <text:tab/><text:tab/> <text:s text:c="2"/>(usado apenas para testes).</text:span></text:p>
      <text:p text:style-name="P1"><text:span text:style-name="T2"/></text:p>
      <text:p text:style-name="P2"/>
      <text:p text:style-name="P3"><text:span text:style-name="T4">RELATÓRIO</text:span>:</text:p>
      <text:p text:style-name="P4"><text:tab/><text:span text:style-name="T1">● </text:span><text:span text:style-name="T3">Método ARVORE: O()</text:span></text:p>
      <text:p text:style-name="P4"><text:span text:style-name="T3"><text:tab/></text:span><text:span text:style-name="T1">● </text:span><text:span text:style-name="T3">Método ORDENA: O(n*n)</text:span></text:p>
      <text:p text:style-name="P4"><text:span text:style-name="T3"/></text:p>
      <text:p text:style-name="P4"><text:span text:style-name="T3"/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6">TEMPO</text:p>
          </table:table-cell>
          <table:table-cell table:style-name="Tabela1.B1" office:value-type="string">
            <text:p text:style-name="P6">TAMANHO ENTRADA</text:p>
          </table:table-cell>
        </table:table-row>
        <table:table-row>
          <table:table-cell table:style-name="Tabela1.A2" office:value-type="string">
            <text:p text:style-name="P5"/>
          </table:table-cell>
          <table:table-cell table:style-name="Tabela1.B2" office:value-type="string">
            <text:p text:style-name="P5"/>
          </table:table-cell>
        </table:table-row>
      </table:table>
      <text:p text:style-name="P4"><text:span text:style-name="T3"/></text:p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8T13:38:33.827000000</meta:creation-date>
    <meta:generator>LibreOffice/6.0.3.2$Windows_X86_64 LibreOffice_project/8f48d515416608e3a835360314dac7e47fd0b821</meta:generator>
    <dc:date>2018-06-08T14:11:40.893000000</dc:date>
    <meta:editing-duration>PT33M8S</meta:editing-duration>
    <meta:editing-cycles>3</meta:editing-cycles>
    <meta:document-statistic meta:table-count="1" meta:image-count="0" meta:object-count="0" meta:page-count="1" meta:paragraph-count="11" meta:word-count="53" meta:character-count="342" meta:non-whitespace-character-count="289"/>
  </office:meta>
</office:document-meta>
</file>